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2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2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6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1" style:family="text">
      <style:text-properties fo:color="#4078f2" loext:opacity="100%"/>
    </style:style>
    <style:style style:name="T2" style:family="text">
      <style:text-properties fo:color="#383a42" loext:opacity="100%"/>
    </style:style>
    <style:style style:name="T3" style:family="text">
      <style:text-properties fo:color="#50a14f" loext:opacity="100%"/>
    </style:style>
    <style:style style:name="T4" style:family="text">
      <style:text-properties fo:color="#a0a1a7" loext:opacity="100%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Управление сервисами</text:h>
      <text:p text:style-name="P2">bash</text:p>
      <text:p text:style-name="P3"># Запуск всех сервисов в фоновом режиме</text:p>
      <text:p text:style-name="P4"><text:span text:style-name="T1">docker-compose</text:span> up <text:span text:style-name="T1">-d</text:span></text:p>
      <text:p text:style-name="P5"/>
      <text:p text:style-name="P3"># Остановка всех сервисов</text:p>
      <text:p text:style-name="P4"><text:span text:style-name="T1">docker-compose</text:span> down</text:p>
      <text:p text:style-name="P5"/>
      <text:p text:style-name="P3"># Просмотр статуса сервисов</text:p>
      <text:p text:style-name="P4"><text:span text:style-name="T1">docker-compose</text:span> <text:span text:style-name="T1">ps</text:span></text:p>
      <text:p text:style-name="P5"/>
      <text:p text:style-name="P3"># Просмотр логов всех сервисов</text:p>
      <text:p text:style-name="P4"><text:span text:style-name="T1">docker-compose</text:span> logs</text:p>
      <text:p text:style-name="P5"/>
      <text:p text:style-name="P3"># Просмотр логов конкретного сервиса</text:p>
      <text:p text:style-name="P4"><text:span text:style-name="T1">docker-compose</text:span> logs <text:span text:style-name="T2">[</text:span>service_name<text:span text:style-name="T2">]</text:span></text:p>
      <text:h text:style-name="P6" text:outline-level="2">Управление отдельными сервисами</text:h>
      <text:p text:style-name="P2">bash</text:p>
      <text:p text:style-name="P3"># Запуск/остановка конкретного сервиса</text:p>
      <text:p text:style-name="P4"><text:span text:style-name="T1">docker-compose</text:span> start <text:span text:style-name="T2">[</text:span>service_name<text:span text:style-name="T2">]</text:span></text:p>
      <text:p text:style-name="P4"><text:span text:style-name="T1">docker-compose</text:span> stop <text:span text:style-name="T2">[</text:span>service_name<text:span text:style-name="T2">]</text:span></text:p>
      <text:p text:style-name="P5"/>
      <text:p text:style-name="P3"># Перезагрузка сервиса</text:p>
      <text:p text:style-name="P4"><text:span text:style-name="T1">docker-compose</text:span> restart <text:span text:style-name="T2">[</text:span>service_name<text:span text:style-name="T2">]</text:span></text:p>
      <text:p text:style-name="P5"/>
      <text:p text:style-name="P3"># Выполнение команды в запущенном контейнере</text:p>
      <text:p text:style-name="P4"><text:span text:style-name="T1">docker-compose</text:span> <text:span text:style-name="T3">exec</text:span> <text:span text:style-name="T2">[</text:span>service_name<text:span text:style-name="T2">]</text:span> <text:span text:style-name="T2">[</text:span>command<text:span text:style-name="T2">]</text:span></text:p>
      <text:h text:style-name="P6" text:outline-level="2">Мониторинг и отладка</text:h>
      <text:p text:style-name="P2">bash</text:p>
      <text:p text:style-name="P3"># Просмотр запущенных процессов</text:p>
      <text:p text:style-name="P4"><text:span text:style-name="T1">docker-compose</text:span> <text:span text:style-name="T1">top</text:span></text:p>
      <text:p text:style-name="P5"/>
      <text:p text:style-name="P3"># Просмотр использования ресурсов</text:p>
      <text:p text:style-name="P4"><text:span text:style-name="T1">docker-compose</text:span> stats</text:p>
      <text:p text:style-name="P5"/>
      <text:p text:style-name="P3"># Проверка конфигурации файла</text:p>
      <text:p text:style-name="P4"><text:soft-page-break/><text:span text:style-name="T1">docker-compose</text:span> config</text:p>
      <text:h text:style-name="P6" text:outline-level="2">Работа с образами</text:h>
      <text:p text:style-name="P2">bash</text:p>
      <text:p text:style-name="P3"># Сборка образов</text:p>
      <text:p text:style-name="P4"><text:span text:style-name="T1">docker-compose</text:span> build</text:p>
      <text:p text:style-name="P5"/>
      <text:p text:style-name="P3"># Принудительная пересборка образов</text:p>
      <text:p text:style-name="P4"><text:span text:style-name="T1">docker-compose</text:span> build --no-cache</text:p>
      <text:p text:style-name="P5"/>
      <text:p text:style-name="P3"># Просмотр образов</text:p>
      <text:p text:style-name="P4"><text:span text:style-name="T1">docker-compose</text:span> images</text:p>
      <text:h text:style-name="P6" text:outline-level="2">Полезные флаги</text:h>
      <text:p text:style-name="P2">bash</text:p>
      <text:p text:style-name="P3"># Запуск с пересборкой образов</text:p>
      <text:p text:style-name="P4"><text:span text:style-name="T1">docker-compose</text:span> up <text:span text:style-name="T1">-d</text:span> <text:span text:style-name="T1">--build</text:span></text:p>
      <text:p text:style-name="P5"/>
      <text:p text:style-name="P3"># Запуск только определенных сервисов</text:p>
      <text:p text:style-name="P4"><text:span text:style-name="T1">docker-compose</text:span> up <text:span text:style-name="T1">-d</text:span> <text:span text:style-name="T2">[</text:span>service1<text:span text:style-name="T2">]</text:span> <text:span text:style-name="T2">[</text:span>service2<text:span text:style-name="T2">]</text:span></text:p>
      <text:p text:style-name="P5"/>
      <text:p text:style-name="P3"># Удаление volumes при остановке</text:p>
      <text:p text:style-name="P4"><text:span text:style-name="T1">docker-compose</text:span> down <text:span text:style-name="T1">-v</text:span></text:p>
      <text:h text:style-name="P6" text:outline-level="2">Пример использования</text:h>
      <text:p text:style-name="P2">bash</text:p>
      <text:p text:style-name="P3"># Типичный workflow</text:p>
      <text:p text:style-name="P4"><text:span text:style-name="T1">docker-compose</text:span> up <text:span text:style-name="T1">-d</text:span> <text:s text:c="7"/><text:span text:style-name="T4"># запустить</text:span></text:p>
      <text:p text:style-name="P4"><text:span text:style-name="T1">docker-compose</text:span> logs <text:span text:style-name="T1">-f</text:span> <text:s text:c="5"/><text:span text:style-name="T4"># следить за логи</text:span></text:p>
      <text:p text:style-name="P4"><text:span text:style-name="T1">docker-compose</text:span> <text:span text:style-name="T3">exec</text:span> app <text:span text:style-name="T1">bash</text:span> <text:span text:style-name="T4"># войти в контейнер</text:span></text:p>
      <text:p text:style-name="P4"><text:span text:style-name="T1">docker-compose</text:span> down <text:s text:c="8"/><text:span text:style-name="T4"># остановить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23:29:08.115236400</meta:creation-date>
    <dc:date>2025-09-19T23:29:12.915088100</dc:date>
    <meta:editing-duration>PT5S</meta:editing-duration>
    <meta:editing-cycles>1</meta:editing-cycles>
    <meta:document-statistic meta:table-count="0" meta:image-count="0" meta:object-count="0" meta:page-count="2" meta:paragraph-count="52" meta:word-count="175" meta:character-count="1341" meta:non-whitespace-character-count="1200"/>
    <meta:generator>LibreOffice/25.2.5.2$Windows_X86_64 LibreOffice_project/03d19516eb2e1dd5d4ccd751a0d6f35f35e08022</meta:generator>
  </office:meta>
</office:document-meta>
</file>